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1843" officeooo:paragraph-rsid="00191843"/>
    </style:style>
    <style:style style:name="P3" style:family="paragraph" style:parent-style-name="Standard">
      <style:paragraph-properties fo:text-align="center" style:justify-single-word="false"/>
      <style:text-properties officeooo:rsid="00191843" officeooo:paragraph-rsid="00191843"/>
    </style:style>
    <style:style style:name="P4" style:family="paragraph" style:parent-style-name="Standard">
      <style:text-properties officeooo:rsid="0019e7b9" officeooo:paragraph-rsid="0019e7b9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Standard">
      <style:paragraph-properties fo:text-align="center" style:justify-single-word="false"/>
      <style:text-properties officeooo:rsid="001b7eec" officeooo:paragraph-rsid="001b7eec"/>
    </style:style>
    <style:style style:name="T1" style:family="text">
      <style:text-properties officeooo:rsid="001918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Oper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Opera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>Anno</text:p>
          </table:table-cell>
          <table:table-cell table:style-name="Table2.A1" office:value-type="string">
            <text:p text:style-name="P2">Anno di pubblicazione opera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3">4 cifre inter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I/O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entificativo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L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2-16T23:28:43.171117473</dc:date>
    <meta:editing-duration>PT4M45S</meta:editing-duration>
    <meta:editing-cycles>2</meta:editing-cycles>
    <meta:document-statistic meta:table-count="2" meta:image-count="0" meta:object-count="0" meta:page-count="1" meta:paragraph-count="45" meta:word-count="61" meta:character-count="366" meta:non-whitespace-character-count="350"/>
  </office:meta>
</office:document-meta>
</file>